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table:formula="=SUM([.$B$1];[.$B$2:.$C$4];[.$B$5:$Sheet2.$D$6])"/>
          <table:table-cell office:value="1.0" office:value-type="float" table:style-name="Default"/>
        </table:table-row>
        <table:table-row>
          <table:table-cell table:style-name="Default" table:formula="=SUM(Cell;Range2D;Range3D)"/>
          <table:table-cell office:value="10.0" office:value-type="float" table:style-name="Default"/>
          <table:table-cell office:value="50.0" office:value-type="float" table:style-name="Default"/>
        </table:table-row>
        <table:table-row>
          <table:table-cell table:style-name="Default" table:formula="=SUM(Cell)+SUM(Range2D)+SUM(Range3D)"/>
          <table:table-cell office:value="20.0" office:value-type="float" table:style-name="Default"/>
          <table:table-cell office:value="60.0" office:value-type="float" table:style-name="Default"/>
        </table:table-row>
        <table:table-row>
          <table:table-cell/>
          <table:table-cell office:value="30.0" office:value-type="float" table:style-name="Default"/>
          <table:table-cell office:value="70.0" office:value-type="float" table:style-name="Default"/>
        </table:table-row>
        <table:table-row>
          <table:table-cell/>
          <table:table-cell office:value="100.0" office:value-type="float" table:style-name="Default"/>
          <table:table-cell office:value="400.0" office:value-type="float" table:style-name="Default"/>
          <table:table-cell office:value="800.0" office:value-type="float" table:style-name="Default"/>
        </table:table-row>
        <table:table-row>
          <table:table-cell/>
          <table:table-cell office:value="200.0" office:value-type="float" table:style-name="Default"/>
          <table:table-cell office:value="500.0" office:value-type="float" table:style-name="Default"/>
          <table:table-cell office:value="900.0" office:value-type="float" table:style-name="Default"/>
        </table:table-row>
      </table:table>
      <table:table table:name="Sheet2">
        <table:table-column/>
        <table:table-row>
          <table:table-cell/>
        </table:table-row>
        <table:table-row>
          <table:table-cell/>
        </table:table-row>
        <table:table-row>
          <table:table-cell/>
        </table:table-row>
        <table:table-row>
          <table:table-cell/>
        </table:table-row>
        <table:table-row>
          <table:table-cell/>
          <table:table-cell office:value="1100.0" office:value-type="float" table:style-name="Default"/>
          <table:table-cell office:value="1400.0" office:value-type="float" table:style-name="Default"/>
          <table:table-cell office:value="1800.0" office:value-type="float" table:style-name="Default"/>
        </table:table-row>
        <table:table-row>
          <table:table-cell/>
          <table:table-cell office:value="1200.0" office:value-type="float" table:style-name="Default"/>
          <table:table-cell office:value="1500.0" office:value-type="float" table:style-name="Default"/>
          <table:table-cell office:value="1900.0" office:value-type="float" table:style-name="Default"/>
        </table:table-row>
      </table:table>
      <table:named-expressions>
        <table:named-range table:name="Cell" table:base-cell-address="$Sheet1.$B$1" table:cell-range-address="$Sheet1.$B$1"/>
        <table:named-range table:name="Range2D" table:base-cell-address="$Sheet1.$B$2" table:cell-range-address="$Sheet1.$B$2:.$C$4"/>
        <table:named-range table:name="Range3D" table:base-cell-address="$Sheet1.$B$5" table:cell-range-address="$Sheet1.$B$5:$Sheet2.$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40.000</meta:creation-date>
  </office:meta>
</office:document-meta>
</file>